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3pt" style:font-size-asian="13pt" style:font-size-complex="13pt"/>
    </style:style>
    <style:style style:name="P2" style:family="paragraph" style:parent-style-name="Heading_20_2">
      <style:text-properties fo:font-size="13pt" style:font-size-asian="13pt" style:font-size-complex="13pt"/>
    </style:style>
    <style:style style:name="P3" style:family="paragraph" style:parent-style-name="Heading_20_3">
      <style:text-properties fo:font-size="13pt" style:font-size-asian="13pt" style:font-size-complex="13pt"/>
    </style:style>
    <style:style style:name="P4" style:family="paragraph" style:parent-style-name="Heading_20_2">
      <style:text-properties fo:font-size="13pt" style:font-size-asian="13pt" style:font-size-complex="13pt"/>
    </style:style>
    <style:style style:name="P5" style:family="paragraph" style:parent-style-name="Heading_20_3">
      <style:text-properties fo:font-size="13pt" style:font-size-asian="13pt" style:font-size-complex="13pt"/>
    </style:style>
    <style:style style:name="P6" style:family="paragraph" style:parent-style-name="Standard" style:list-style-name="L2"/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Text_20_body" style:list-style-name="L1"/>
    <style:style style:name="T1" style:family="text">
      <style:text-properties style:text-position="33% 80%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16b49" style:font-size-asian="13pt" style:font-size-complex="13pt"/>
    </style:style>
    <style:style style:name="T4" style:family="text">
      <style:text-properties officeooo:rsid="0013d3e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5. Spark SQL and DataFrames: Interacting with External Data Sources</text:h>
      <text:p text:style-name="Text_20_body">Specifically, we discuss how Spark SQL allows you to:</text:p>
      <text:list xml:id="list1180303327" text:style-name="L1">
        <text:list-item>
          <text:p text:style-name="P8">Use user-defined functions for both Apache Hive and Apache Spark.</text:p>
        </text:list-item>
        <text:list-item>
          <text:p text:style-name="P8">Connect with external data sources such as JDBC and SQL databases, PostgreSQL, MySQL, Tableau, Azure Cosmos DB, and MS SQL Server.</text:p>
        </text:list-item>
        <text:list-item>
          <text:p text:style-name="P8">Work with simple and complex types, higher-order functions, and common relational operators.</text:p>
        </text:list-item>
      </text:list>
      <text:h text:style-name="P1" text:outline-level="1">Spark SQL and Apache Hive</text:h>
      <text:list xml:id="list4088337618" text:style-name="L2">
        <text:list-item>
          <text:p text:style-name="P6">Spark SQL is a foundational component of Apache Spark that integrates relational processing with Spark’s functional programming API.</text:p>
        </text:list-item>
        <text:list-item>
          <text:p text:style-name="P6">Shark was originally built on the Hive codebase on top of Apache Spark<text:bookmark text:name="ch05fn1-marker"/><text:a xlink:type="simple" xlink:href="https://learning.oreilly.com/library/view/learning-spark-2nd/9781492050032/ch05.html#ch05fn1" text:style-name="Internet_20_link" text:visited-style-name="Visited_20_Internet_20_Link"><text:span text:style-name="T1">1</text:span></text:a> and became one of the first interactive SQL query engines on Hadoop systems. </text:p>
        </text:list-item>
        <text:list-item>
          <text:p text:style-name="P6">Spark SQL lets Spark programmers leverage the benefits of faster performance and relational programming (e.g., declarative queries and optimized storage), as well as call complex analytics libraries (e.g., machine learning).</text:p>
        </text:list-item>
      </text:list>
      <text:h text:style-name="P2" text:outline-level="2">User-Defined Functions</text:h>
      <text:p text:style-name="Text_20_body"><text:bookmark text:name="udf_ch"/></text:p>
      <text:p text:style-name="Standard">While Apache Spark has a plethora of built-in functions, the flexibility of Spark allows for data engineers and data scientists to define their own functions too. These are known as <text:span text:style-name="Emphasis">user-defined functions</text:span> (UDFs).</text:p>
      <text:p text:style-name="Standard"/>
      <text:h text:style-name="P3" text:outline-level="3">Spark SQL UDFs</text:h>
      <text:p text:style-name="Text_20_body"><text:span text:style-name="T3">- A</text:span><text:span text:style-name="T2"> data scientist can wrap an ML model within a UDF so that a data analyst can query its predictions in Spark SQL without necessarily understanding the internals of the model.</text:span></text:p>
      <text:h text:style-name="P3" text:outline-level="3">Speeding up and distributing PySpark UDFs with Pandas UDFs</text:h>
      <text:p text:style-name="P7"/>
      <text:p text:style-name="P7">One of the previous prevailing issues with using <text:span text:style-name="T5">PySpark UDFs</text:span> was that they had slower performance than <text:span text:style-name="T5">Scala UDFs</text:span>. <text:span text:style-name="T5">To resolve this problem</text:span>, <text:a xlink:type="simple" xlink:href="https://oreil.ly/jo7kl" text:style-name="Internet_20_link" text:visited-style-name="Visited_20_Internet_20_Link">Pandas UDFs</text:a> (also known as vectorized UDFs) were introduced as part of Apache Spark 2.3. A Pandas <text:span text:style-name="T4">UDFs</text:span> uses Apache Arrow to transfer data and Pandas to work with the data.</text:p>
      <text:h text:style-name="P2" text:outline-level="2">PostgreSQL</text:h>
      <text:p text:style-name="Text_20_body"><text:bookmark text:name="idm45032211894632"/><text:bookmark text:name="idm45032211893256"/>To connect to a PostgreSQL database, build or download the JDBC jar from <text:a xlink:type="simple" xlink:href="https://oreil.ly/Tg5Z3" text:style-name="Internet_20_link" text:visited-style-name="Visited_20_Internet_20_Link">Maven</text:a> and add it to your classpath. Then start a Spark shell (<text:span text:style-name="Source_20_Text">spark-shell</text:span> or <text:span text:style-name="Source_20_Text">pyspark</text:span>), specifying that jar:</text:p>
      <text:p text:style-name="P7">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0:09:55.818028669</meta:creation-date>
    <dc:date>2021-05-09T17:28:50.822843690</dc:date>
    <meta:editing-duration>PT5H45M1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8" meta:word-count="314" meta:character-count="1936" meta:non-whitespace-character-count="1645"/>
  </office:meta>
</office:document-meta>
</file>